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0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YACILA DEL ROSARIO, LIONEL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B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0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YACILA DEL ROSARIO, LIONEL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1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11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63877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30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0:1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2:03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0T01:35:35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